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1pt" fo:font-style="italic" style:text-underline-style="none" fo:font-weight="normal" officeooo:paragraph-rsid="002e9fc7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fo:font-size="11pt" fo:font-style="normal" style:text-underline-style="none" fo:font-weight="normal" officeooo:paragraph-rsid="002e9fc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1pt" fo:font-style="normal" style:text-underline-style="none" fo:font-weight="normal" officeooo:paragraph-rsid="002e9fc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1pt" fo:font-style="normal" style:text-underline-style="none" fo:font-weight="bold" officeooo:paragraph-rsid="002e9fc7" fo:background-color="transparent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font-style="normal" style:text-underline-style="solid" style:text-underline-width="auto" style:text-underline-color="font-color" fo:font-weight="normal" officeooo:paragraph-rsid="002e9fc7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stion de projet</text:p>
      <text:p text:style-name="P4">Cadrage du projet</text:p>
      <text:p text:style-name="P2"/>
      <text:p text:style-name="P3">= Eléments clés du projet, synthèse, 4 pages</text:p>
      <text:p text:style-name="P3"/>
      <text:p text:style-name="P1">Introduction : contexte, objectifs, enjeux (3 paragraphes)</text:p>
      <text:p text:style-name="P1">Développement : 3 ou 4 points</text:p>
      <text:p text:style-name="P1">-&gt; faire ressortir les points clés du projet</text:p>
      <text:p text:style-name="P1"/>
      <text:p text:style-name="P3">Projet de recherche en binôme (pas de problématique client, pas d'organisation du groupe)</text:p>
      <text:p text:style-name="P3"/>
      <text:p text:style-name="P5">Objectifs du projet</text:p>
      <text:p text:style-name="P3">- ...</text:p>
      <text:p text:style-name="P3">- ...</text:p>
      <text:p text:style-name="P3">délais, résultats, cout</text:p>
      <text:p text:style-name="P3"/>
      <text:p text:style-name="P5">Périmètre du projet</text:p>
      <text:p text:style-name="P3">- fonctionnalités</text:p>
      <text:p text:style-name="P3"/>
      <text:p text:style-name="P5">Grandes étapes du projet</text:p>
      <text:p text:style-name="P3">Etape 1 : 1/2 semaines</text:p>
      <text:p text:style-name="P3"><text:tab/>1 – Coder la transformée de Riesz</text:p>
      <text:p text:style-name="P3"><text:tab/>2 – Vérifier le bon fonctionnement sur des images</text:p>
      <text:p text:style-name="P3"><text:tab/>3 – Comparer le coût des différentes méthodes</text:p>
      <text:p text:style-name="P3">Etape 2 : ...</text:p>
      <text:p text:style-name="P3"/>
      <text:p text:style-name="P3"/>
      <text:p text:style-name="P5">Risques</text:p>
      <text:p text:style-name="P3">Dépendance étape1 vers étape2</text:p>
      <text:p text:style-name="P3"/>
      <text:p text:style-name="P5">Mesurer l'avancement du projet</text:p>
      <text:p text:style-name="P3">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e Seppecher</meta:initial-creator>
    <meta:creation-date>2015-03-26T11:19:51</meta:creation-date>
    <dc:date>2015-05-19T09:24:56</dc:date>
    <dc:creator>Coline Seppecher</dc:creator>
    <meta:editing-duration>PT25M23S</meta:editing-duration>
    <meta:editing-cycles>17</meta:editing-cycles>
    <meta:generator>LibreOffice/4.0.4.2$Linux_X86_64 LibreOffice_project/400m0$Build-2</meta:generator>
    <meta:document-statistic meta:table-count="0" meta:image-count="0" meta:object-count="0" meta:page-count="1" meta:paragraph-count="23" meta:word-count="107" meta:character-count="644" meta:non-whitespace-character-count="554"/>
  </office:meta>
</office:document-meta>
</file>